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423cm" fo:text-align="justify" style:justify-single-word="false" fo:orphans="2" fo:widows="2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4" style:family="paragraph" style:parent-style-name="Standard">
      <style:text-properties style:font-name="Arial"/>
    </style:style>
    <style:style style:name="T1" style:family="text">
      <style:text-properties fo:font-variant="normal" fo:text-transform="none" fo:color="#1f2328" style:font-name="Arial Black" fo:font-size="12pt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1f2328" style:font-name="Arial Black" fo:font-size="12pt" fo:letter-spacing="normal" fo:font-style="normal" fo:font-weight="normal"/>
    </style:style>
    <style:style style:name="T3" style:family="text">
      <style:text-properties fo:font-variant="normal" fo:text-transform="none" fo:color="#1f2328" style:font-name="Arial" fo:font-size="12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1f2328" style:font-name="Arial" fo:font-size="12pt" fo:letter-spacing="normal" fo:font-style="normal" fo:font-weight="normal"/>
    </style:style>
    <style:style style:name="T5" style:family="text">
      <style:text-properties fo:font-variant="normal" fo:text-transform="none" fo:color="#1f2328" style:font-name="Arial" fo:font-size="12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202122" style:font-name="Arial Black" fo:font-size="12pt" fo:letter-spacing="normal" fo:font-style="normal" fo:font-weight="normal"/>
    </style:style>
    <style:style style:name="T7" style:family="text">
      <style:text-properties fo:font-variant="normal" fo:text-transform="none" fo:color="#202122" style:font-name="Arial" fo:font-size="12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3366cc" style:text-line-through-style="none" style:font-name="Arial" fo:font-size="12pt" fo:letter-spacing="normal" fo:font-style="normal" style:text-underline-style="none" fo:font-weight="normal" style:text-blinking="false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Emphasis"><text:span text:style-name="T1">Set</text:span></text:span><text:span text:style-name="T1"> (množina</text:span><text:bookmark text:name="mwAg"/><text:bookmark text:name="mwAw"/><text:span text:style-name="T1">) </text:span><text:span text:style-name="T6"> </text:span><text:span text:style-name="T7">je súhrn objektov, ktorý chápeme ako celok. </text:span></text:p>
      <text:p text:style-name="P2"><text:bookmark text:name="mwBQ"/><text:span text:style-name="T7">Algebrické množiny označujeme veľkými písmenami </text:span><text:bookmark text:name="mwBg"/><text:a xlink:type="simple" xlink:href="https://sk.wikipedia.org/wiki/Latinské_písmo" text:style-name="Internet_20_link" text:visited-style-name="Visited_20_Internet_20_Link"><text:span text:style-name="T8">latinskej abecedy</text:span></text:a><text:span text:style-name="T7">. Entity, ktoré množina obsahuje sa nazývajú </text:span><text:bookmark text:name="mwBw"/><text:a xlink:type="simple" xlink:href="https://sk.wikipedia.org/wiki/Prvok_množiny" text:style-name="Internet_20_link" text:visited-style-name="Visited_20_Internet_20_Link"><text:span text:style-name="T8">prvky množiny</text:span></text:a><text:span text:style-name="T7">. Označujeme ich malými písmenami latinskej abecedy.</text:span><text:bookmark text:name="mwCA"/><text:bookmark text:name="mwCQ"/></text:p>
      <text:p text:style-name="P2"><text:bookmark text:name="mwCg"/><text:span text:style-name="T7">Každá množina má svoju </text:span><text:bookmark text:name="mwCw"/><text:a xlink:type="simple" xlink:href="https://sk.wikipedia.org/wiki/Mohutnosť_(množina)" text:style-name="Internet_20_link" text:visited-style-name="Visited_20_Internet_20_Link"><text:span text:style-name="T8">mohutnosť</text:span></text:a><text:span text:style-name="T7"> (kardinalitu), čo je zovšeobecnenie pojmu počet prvkov množiny.</text:span><text:bookmark text:name="mwDQ"/><text:bookmark text:name="mwDg"/><text:span text:style-name="T7"> </text:span><draw:frame draw:style-name="fr1" draw:name="Rahmen3" text:anchor-type="char" svg:width="0.041cm" draw:z-index="0"><draw:text-box fo:min-height="0.041cm"><text:p text:style-name="Text_20_body">4</text:p></draw:text-box></draw:frame><text:span text:style-name="T7">Mohutnosť prázdnej množiny je 0.</text:span></text:p>
      <text:p text:style-name="P3"><text:span text:style-name="Emphasis"><text:span text:style-name="T1">Subset</text:span></text:span><text:span text:style-name="T1"> (podmnožina) –</text:span><text:span text:style-name="T3"> </text:span><text:span text:style-name="T5">pojem podmnožina množiny A, označuje takú množinu B, o ktorej prvkov platí, že sú zároveň aj prvkami množiny A.</text:span></text:p>
      <text:p text:style-name="P3"><text:span text:style-name="Emphasis"><text:span text:style-name="T1">Union</text:span></text:span><text:span text:style-name="T1"> (zjednotenie) – </text:span><text:span text:style-name="T5">je taká množina C, ktorá obsahuje každý prvok, ktorý sa nachádza aspoň v jednej zo zjednocovaných množín a žiadny ďalší prvok. </text:span></text:p>
      <text:p text:style-name="P3"><text:span text:style-name="Emphasis"><text:span text:style-name="T1">Intersection</text:span></text:span><text:span text:style-name="T1"> (prienik) – </text:span><text:span text:style-name="T5">označuje takú množinu, ktorá obsahuje len tie prvky, ktoré sa nachádzajú vo všetkých množinách zároveň.</text:span></text:p>
      <text:p text:style-name="P3"><text:span text:style-name="Emphasis"><text:span text:style-name="T2">Complement</text:span></text:span><text:span text:style-name="T2"> (komplement) – </text:span><text:span text:style-name="T4">množina všetkých prvkov, ktoré nie sú súčasťou danej množiny</text:span></text:p>
      <text:p text:style-name="P3"><text:span text:style-name="Emphasis"><text:span text:style-name="T1">Difference</text:span></text:span><text:span text:style-name="T1"> (rozdiel) – </text:span><text:span text:style-name="T5">označuje takú množinu, ktorá obsahuje každý prvok, ktorý sa nachádza v prvej z množiny, ale sa nenachádza v druhej z nich a žiadne ďalšie prvky.</text:span></text:p>
      <text:p text:style-name="P3"><text:span text:style-name="Emphasis"><text:span text:style-name="T2">Symmetric difference</text:span></text:span><text:span text:style-name="T2"> (symetrický rozdiel) – </text:span><text:span text:style-name="T4">označuje takú množinu, ktorá obsahuje každý prvok množiny A a B, okrem tých, ktoré sa nachádzajú v ich spoločnom prieniku 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0-09T09:48:14.59</meta:creation-date>
    <dc:date>2025-10-09T11:21:02.89</dc:date>
    <meta:editing-duration>PT31M25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1" meta:paragraph-count="10" meta:word-count="178" meta:character-count="1193"/>
  </office:meta>
</office:document-meta>
</file>